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330*"/>
    </style:style>
    <style:style style:name="Таблица1.B" style:family="table-column">
      <style:table-column-properties style:column-width="13.785cm" style:rel-column-width="7815*"/>
    </style:style>
    <style:style style:name="Таблица1.C" style:family="table-column">
      <style:table-column-properties style:column-width="2.646cm" style:rel-column-width="1500*"/>
    </style:style>
    <style:style style:name="Таблица1.A1" style:family="table-cell">
      <style:table-cell-properties fo:padding="0.097cm" fo:border="none"/>
    </style:style>
    <style:style style:name="P1" style:family="paragraph" style:parent-style-name="Heading_20_1">
      <style:text-properties fo:language="ru" fo:country="RU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Версии платформы</text:h>
      <text:h text:style-name="Heading_20_2" text:outline-level="2"><text:span text:style-name="T1">0.5.1<text:tab/>26.11.2013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2">model (</text:span><text:span text:style-name="T1">из </text:span><text:span text:style-name="T2">configuration), </text:span><text:span text:style-name="T1">также изменился базовый </text:span><text:span text:style-name="T2">package </text:span><text:span text:style-name="T1">для них: ru.intertrust.cm.core.config</text:span><text:span text:style-name="T1"> </text:span><text:span text:style-name="T2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2">+</text:p>
          </table:table-cell>
          <table:table-cell table:style-name="Таблица1.A1" office:value-type="string">
            <text:p text:style-name="P5">Доработан <text:span text:style-name="T2">JDBC-</text:span>интерфейс для обеспечения работы <text:span text:style-name="T2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2">+</text:p>
          </table:table-cell>
          <table:table-cell table:style-name="Таблица1.A1" office:value-type="string">
            <text:p text:style-name="P5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2">+</text:p>
          </table:table-cell>
          <table:table-cell table:style-name="Таблица1.A1" office:value-type="string">
            <text:p text:style-name="P6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5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4">-</text:p>
          </table:table-cell>
          <table:table-cell table:style-name="Таблица1.A1" office:value-type="string">
            <text:p text:style-name="P6">GUI: <text:span text:style-name="T1">Небольшие исправления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Heading_20_2" text:outline-level="2"><text:span text:style-name="T1">0.5.0<text:tab/>20.11.2013</text:span></text:h>
      <text:p text:style-name="Text_20_body"><text:span text:style-name="T1">Основной функционал системы.</text:span></text:p>
      <text:p text:style-name="Text_20_body"><text:span text:style-name="T1">Не подключены права доступ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meta:document-statistic meta:table-count="1" meta:image-count="0" meta:object-count="0" meta:page-count="1" meta:paragraph-count="23" meta:word-count="75" meta:character-count="628"/>
    <dc:date>2013-11-27T18:57:14.29</dc:date>
    <meta:editing-duration>PT11M52S</meta:editing-duration>
    <meta:editing-cycles>1</meta:editing-cycles>
    <meta:generator>OpenOffice.org/3.3$Win32 OpenOffice.org_project/330m20$Build-9567</meta:generator>
  </office:meta>
</office:document-meta>
</file>